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roid Sans" svg:font-family="'Droid Sans', Arial, sans-serif"/>
    <style:font-face style:name="droid sans" svg:font-family="'droid sans', Arial, sans-serif"/>
    <style:font-face style:name="Arial2" svg:font-family="Arial" style:font-family-generic="swiss"/>
    <style:font-face style:name="droid sans1" svg:font-family="'droid sans', Arial, sans-serif"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1" fo:font-size="10pt" style:font-size-asian="10pt" style:font-size-complex="10pt"/>
    </style:style>
    <style:style style:name="P2" style:family="paragraph" style:parent-style-name="Standard" style:list-style-name="">
      <style:paragraph-properties fo:margin-left="0in" fo:margin-right="0in" fo:text-align="start" style:justify-single-word="false" fo:text-indent="0in" style:auto-text-indent="false" style:text-autospace="none"/>
    </style:style>
    <style:style style:name="P3" style:family="paragraph" style:parent-style-name="Standard">
      <style:paragraph-properties fo:margin-left="0in" fo:margin-right="0in" fo:text-align="start" style:justify-single-word="false" fo:text-indent="0in" style:auto-text-indent="false" style:text-autospace="none"/>
    </style:style>
    <style:style style:name="P4" style:family="paragraph" style:parent-style-name="Standard">
      <style:paragraph-properties fo:margin-left="0in" fo:margin-right="0in" fo:text-align="start" style:justify-single-word="false" fo:orphans="2" fo:widows="2" fo:text-indent="0in" style:auto-text-indent="false"/>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c2c2c" style:font-name="Droid Sans" fo:font-size="11.25pt" fo:letter-spacing="normal" fo:font-style="normal" fo:font-weight="bold"/>
    </style:style>
    <style:style style:name="P6"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c2c2c" style:font-name="Droid Sans" fo:font-size="10.5pt" fo:letter-spacing="normal" fo:font-style="normal" fo:font-weight="normal"/>
    </style:style>
    <style:style style:name="P7"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c2c2c" fo:letter-spacing="normal"/>
    </style:style>
    <style:style style:name="T1" style:family="text">
      <style:text-properties fo:color="#4169e1" style:font-name="Consolas" fo:font-size="10pt" style:font-name-asian="Consolas" style:font-size-asian="10pt" style:font-name-complex="Consolas" style:font-size-complex="10pt"/>
    </style:style>
    <style:style style:name="T2" style:family="text">
      <style:text-properties fo:font-variant="normal" fo:text-transform="none" fo:color="#2c2c2c" style:font-name="droid sans" fo:font-size="10.5pt" fo:letter-spacing="normal" fo:font-style="normal" fo:font-weight="normal"/>
    </style:style>
    <style:style style:name="T3" style:family="text">
      <style:text-properties fo:font-variant="normal" fo:text-transform="none" fo:color="#2c2c2c" style:font-name="Times New Roman" fo:font-size="10.5pt" fo:letter-spacing="normal" fo:font-style="normal" fo:font-weight="normal"/>
    </style:style>
    <style:style style:name="T4" style:family="text">
      <style:text-properties fo:font-variant="normal" fo:text-transform="none" fo:color="#2c2c2c" style:font-name="Times New Roman" fo:font-size="12pt" fo:letter-spacing="normal" fo:font-style="normal" fo:font-weight="normal" style:font-size-asian="12pt" style:font-size-complex="12pt"/>
    </style:style>
    <style:style style:name="T5" style:family="text">
      <style:text-properties fo:font-variant="normal" fo:text-transform="none" fo:color="#2a00ff" style:font-name="Consolas" fo:font-size="10pt" fo:letter-spacing="normal" fo:font-style="normal" fo:font-weight="normal" fo:background-color="#d4d4d4" style:font-name-asian="Consolas" style:font-size-asian="10pt" style:font-name-complex="Consolas" style:font-size-complex="10pt"/>
    </style:style>
    <style:style style:name="T6" style:family="text">
      <style:text-properties style:font-name="droid sans" fo:font-size="10.5pt" fo:font-weight="normal"/>
    </style:style>
    <style:style style:name="T7" style:family="text">
      <style:text-properties fo:font-size="10.5pt" style:font-size-asian="10.5pt" style:font-size-complex="10.5pt"/>
    </style:style>
    <style:style style:name="T8" style:family="text">
      <style:text-properties style:font-name="droid sans1" fo:font-size="10.5pt" style:font-size-asian="10.5pt" style:font-size-complex="10.5pt"/>
    </style:style>
    <style:style style:name="T9" style:family="text">
      <style:text-properties fo:color="#2a00ff" style:font-name="Consolas" fo:font-size="10pt" fo:background-color="#d4d4d4" style:font-name-asian="Consolas" style:font-size-asian="10pt" style:font-name-complex="Consolas" style:font-size-complex="10pt"/>
    </style:style>
    <style:style style:name="T10" style:family="text">
      <style:text-properties fo:color="#2a00ff" style:font-name="droid sans1" fo:font-size="10.5pt" fo:background-color="#d4d4d4" style:font-name-asian="Consolas" style:font-size-asian="10.5pt" style:font-name-complex="Consolas" style:font-size-complex="10.5pt"/>
    </style:style>
    <style:style style:name="T11" style:family="text">
      <style:text-properties fo:font-size="13.5pt" fo:font-weight="bold"/>
    </style:style>
    <style:style style:name="T12" style:family="text">
      <style:text-properties style:font-name="Droid Sans" fo:font-size="10.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This plugin allows you to use a secondary currency on your server. Everything is stored in MySQL or Flatfile. There are permissions and commands and an API in order to hook into other plugins or just to use the plugin as an API. Nearly every message is completely configurable, the currency name is configurable, the plugin command is configurable; the only thing that isn't is the sub-commands. Every message supports PAPI placeholders, mvdwPlaceholders, built-in placeholders listed in language file, colors, and hex color codes. It has offline support for offline players. It has built-in placeholders for PAPI and mvdwPlaceholderAPI.</text:span></text:p>
      <text:p text:style-name="P6"/>
      <text:p text:style-name="P7"><draw:frame draw:style-name="fr1" draw:name="graphics1" text:anchor-type="as-char" svg:width="8.8752in" svg:height="4.9689in" draw:z-index="0"><draw:image xlink:href="https://i.imgur.com/0lUjdBb.png" xlink:type="simple" xlink:show="embed" xlink:actuate="onLoad"/></draw:frame></text:p>
      <text:p text:style-name="P6"/>
      <text:p text:style-name="P6">[SPOILER="PlaceHolders"]</text:p>
      <text:p text:style-name="P6"><text:span text:style-name="T11">Placeholders</text:span>:</text:p>
      <text:p text:style-name="P6"/>
      <text:p text:style-name="P6">PAPI:</text:p>
      <text:p text:style-name="P6"/>
      <text:p text:style-name="P6">%MinevoltGems_balance%</text:p>
      <text:p text:style-name="P6"/>
      <text:p text:style-name="P6">mvdwPlaceholderAPI:</text:p>
      <text:p text:style-name="P6"/>
      <text:p text:style-name="P6">{MinevoltGems_balance}</text:p>
      <text:p text:style-name="P6">[/SPOILER]</text:p>
      <text:p text:style-name="P6"/>
      <text:p text:style-name="P6">[SPOILER="Commands"]</text:p>
      <text:p text:style-name="P6"><text:span text:style-name="T11">Commands</text:span>:</text:p>
      <text:p text:style-name="P6"/>
      <text:p text:style-name="P6">/&lt;command&gt; - Get balance if player, help if Console</text:p>
      <text:p text:style-name="P6"><text:soft-page-break/></text:p>
      <text:p text:style-name="P6">/&lt;command&gt; help – Gets player help</text:p>
      <text:p text:style-name="P6"/>
      <text:p text:style-name="P6">/&lt;command&gt; bal/balance – Get balance if player</text:p>
      <text:p text:style-name="P6"/>
      <text:p text:style-name="P6">/&lt;command&gt; pay/send &lt;player&gt; &lt;amount&gt; - Pay a player an amount of gems [gems.pay]</text:p>
      <text:p text:style-name="P6"/>
      <text:p text:style-name="P6">/&lt;command&gt; bal/balance &lt;player&gt; – Get balance of other player [gems.balance.other]</text:p>
      <text:p text:style-name="P6"/>
      <text:p text:style-name="P6">/&lt;command&gt; add/give &lt;player&gt; &lt;amount&gt; - Give player an amount of gems [gems.add]</text:p>
      <text:p text:style-name="P6"/>
      <text:p text:style-name="P6">/&lt;command&gt; remove/take &lt;player&gt; &lt;amount&gt; - Take away an amount of gems [gems.remove]</text:p>
      <text:p text:style-name="P6"/>
      <text:p text:style-name="P6">/&lt;command&gt; set &lt;player&gt; &lt;amount&gt; - Set players gems to an amount [gems.set]</text:p>
      <text:p text:style-name="P6">[/SPOILER]</text:p>
      <text:p text:style-name="P6"/>
      <text:p text:style-name="P6">[SPOILER="API Usage"]</text:p>
      <text:p text:style-name="P6"><text:span text:style-name="T11">API Usage</text:span>:</text:p>
      <text:p text:style-name="P6"/>
      <text:p text:style-name="P6">GemsAPI.isRegistered(playerName/Player/UUID)</text:p>
      <text:p text:style-name="P6"/>
      <text:p text:style-name="P6">Returns true is player is registered. Should do this before doing anything else</text:p>
      <text:p text:style-name="P6"/>
      <text:p text:style-name="P6"/>
      <text:p text:style-name="P6">GemsAPI.register(playerName/Player/UUID, int amount)</text:p>
      <text:p text:style-name="P6">Registers player with set amount of gems</text:p>
      <text:p text:style-name="P6"/>
      <text:p text:style-name="P6"/>
      <text:p text:style-name="P6">GemsAPI.getGems(playerName/Player/UUID)</text:p>
      <text:p text:style-name="P6"/>
      <text:p text:style-name="P6">Get amount of Gems player has. Returns false if player isn't registered.</text:p>
      <text:p text:style-name="P6"/>
      <text:p text:style-name="P6"/>
      <text:p text:style-name="P6">GemsAPI.setGems(playerName/Player/UUID, int amount)</text:p>
      <text:p text:style-name="P6"/>
      <text:p text:style-name="P6">Set amount of Gems player has. Returns false if player isn't registered.</text:p>
      <text:p text:style-name="P6"/>
      <text:p text:style-name="P6"/>
      <text:p text:style-name="P6">GemsAPI.addGems(playerName/Player/UUID, int amount)</text:p>
      <text:p text:style-name="P6"/>
      <text:p text:style-name="P6">Add to the amount of Gems player has. Returns false if player isn't registered.</text:p>
      <text:p text:style-name="P6"/>
      <text:p text:style-name="P6"/>
      <text:p text:style-name="P6">GemsAPI.removeGems(playerName/Player/UUID, int amount)</text:p>
      <text:p text:style-name="P6"/>
      <text:p text:style-name="P6">Remove from the amount of Gems player has. Returns false if player isn't registered.</text:p>
      <text:p text:style-name="P6"/>
      <text:p text:style-name="P6"/>
      <text:p text:style-name="P6">GemsAPI.getStartingAmountFromConfig()</text:p>
      <text:p text:style-name="P6"/>
      <text:p text:style-name="P6">Gets the starting amount of gems registered in the config.</text:p>
      <text:p text:style-name="P6"/>
      <text:p text:style-name="P6"/>
      <text:p text:style-name="P6">GemsAPI.getUUIDfromPlayerName(String)</text:p>
      <text:p text:style-name="P6"/>
      <text:p text:style-name="P6"><text:soft-page-break/>Gets UUID of a player by their name</text:p>
      <text:p text:style-name="P6"/>
      <text:p text:style-name="P6">GemsAPI.getPlayerNamefromUUID(UUID)</text:p>
      <text:p text:style-name="P6">Gets a player name from UUID</text:p>
      <text:p text:style-name="P6">[/SPOILER]</text:p>
      <text:p text:style-name="P6"/>
      <text:p text:style-name="P6"><text:span text:style-name="T11">ConfigFile</text:span>:</text:p>
      <text:p text:style-name="P6">[code=YAML]## Language to use for commands and messages.</text:p>
      <text:p text:style-name="P6">## Currently only English is available. Value is the name of the file</text:p>
      <text:p text:style-name="P6">## in languages subfolder without .yml you intend to use.</text:p>
      <text:p text:style-name="P6">## If you develop another language file please send it to me!</text:p>
      <text:p text:style-name="P6"/>
      <text:p text:style-name="P6">language: en</text:p>
      <text:p text:style-name="P6"/>
      <text:p text:style-name="P6">## The message prefix when thre plugin sends messages and also</text:p>
      <text:p text:style-name="P6">## for console messages</text:p>
      <text:p text:style-name="P6"/>
      <text:p text:style-name="P6">messagePrefix: "&amp;8[&amp;bMine&amp;evolt&amp;aGems&amp;8]&amp;r"</text:p>
      <text:p text:style-name="P6"/>
      <text:p text:style-name="P6">## Whether to automatically register any joining player that isn't</text:p>
      <text:p text:style-name="P6">## already registered in the database with the starting amount.</text:p>
      <text:p text:style-name="P6">## You probably don't want to touch this unless you're using the plugin</text:p>
      <text:p text:style-name="P6">## strictly as an API and want to handle this your own way.</text:p>
      <text:p text:style-name="P6"/>
      <text:p text:style-name="P6">autoRegisterNew: true</text:p>
      <text:p text:style-name="P6"/>
      <text:p text:style-name="P6">## Amount of gems each player starts with (a whole integer number)</text:p>
      <text:p text:style-name="P6"/>
      <text:p text:style-name="P6">start-amount: 0</text:p>
      <text:p text:style-name="P6"/>
      <text:p text:style-name="P6">Storage:</text:p>
      <text:p text:style-name="P6"/>
      <text:p text:style-name="P7">  <text:span text:style-name="T12">## Storage Method. Can be "file" or "mysql"</text:span></text:p>
      <text:p text:style-name="P7"> </text:p>
      <text:p text:style-name="P7">  <text:span text:style-name="T12">StorageMethod: file</text:span></text:p>
      <text:p text:style-name="P7"> </text:p>
      <text:p text:style-name="P7">  <text:span text:style-name="T12">## Settings for MySQL if "mysql"</text:span></text:p>
      <text:p text:style-name="P7"> </text:p>
      <text:p text:style-name="P7">  <text:span text:style-name="T12">mysql:</text:span></text:p>
      <text:p text:style-name="P7">    <text:span text:style-name="T12">host: 127.0.0.1</text:span></text:p>
      <text:p text:style-name="P7">    <text:span text:style-name="T12">port: 3306</text:span></text:p>
      <text:p text:style-name="P7">    <text:span text:style-name="T12">database: MinevoltGems</text:span></text:p>
      <text:p text:style-name="P7">    <text:span text:style-name="T12">table: minecraft</text:span></text:p>
      <text:p text:style-name="P7">    <text:span text:style-name="T12">username: root</text:span></text:p>
      <text:p text:style-name="P7">    <text:span text:style-name="T12">password: example</text:span></text:p>
      <text:p text:style-name="P7">    <text:span text:style-name="T12">useSSL: false</text:span></text:p>
      <text:p text:style-name="P7"> </text:p>
      <text:p text:style-name="P7">  <text:span text:style-name="T12">## Save interval for File based storage, in minutes</text:span></text:p>
      <text:p text:style-name="P7"> </text:p>
      <text:p text:style-name="P7">  <text:span text:style-name="T12">file:</text:span></text:p>
      <text:p text:style-name="P7">    <text:span text:style-name="T12">save-interval: 5</text:span></text:p>
      <text:p text:style-name="P6">[/code]</text:p>
      <text:p text:style-name="P6"/>
      <text:p text:style-name="P6"><text:soft-page-break/><text:span text:style-name="T11">LanguageFile</text:span>:</text:p>
      <text:p text:style-name="P6"/>
      <text:p text:style-name="P6">[code=YAML]## In-game main plugin Command</text:p>
      <text:p text:style-name="P6">commandName: "gems"</text:p>
      <text:p text:style-name="P6">## Currency name in messages</text:p>
      <text:p text:style-name="P6">currencyName: "&amp;egems"</text:p>
      <text:p text:style-name="P6">## These are messages send in game when commands are used. There are some placeholders</text:p>
      <text:p text:style-name="P6">## You have to use.</text:p>
      <text:p text:style-name="P6">## %plugin_prefix% = plugin prefix you set in config.yml         %command% = Name of the command you set above</text:p>
      <text:p text:style-name="P6">## %gems% = currencyName                                         %name% = name of person referred to</text:p>
      <text:p text:style-name="P6">## %amount% = amount of gems</text:p>
      <text:p text:style-name="P6">## You can also use Papi Placeholders and mvdwPlaceholderAPI placeholders anywhere in here</text:p>
      <text:p text:style-name="P6">## Also Hex Colors work like &lt;#2AA8F2&gt; and &lt;gradient:#2AA8F2:#8BD448&gt;</text:p>
      <text:p text:style-name="P6">balance: "%plugin_prefix% &amp;7You have %amount% %gems%"</text:p>
      <text:p text:style-name="P6">balanceOther: "%plugin_prefix% %name% &amp;7has &amp;b%amount% %gems%"</text:p>
      <text:p text:style-name="P6">helpPlayer: "%plugin_prefix% &amp;7Use&amp;8: &amp;8/&amp;e%command% &amp;bbal&amp;8|&amp;apay&amp;8 &amp;8&lt;&amp;bPlayer&amp;8&gt; &amp;8&lt;&amp;bAmount&amp;8&gt;"</text:p>
      <text:p text:style-name="P6">helpMessage: "%plugin_prefix% &amp;7Use&amp;8: &amp;8/&amp;e%command% &amp;bbal&amp;8|&amp;aadd&amp;8|&amp;cremove&amp;8|&amp;eset &amp;8&lt;&amp;bPlayer&amp;8&gt; &amp;8&lt;&amp;bAmount&amp;8&gt;"</text:p>
      <text:p text:style-name="P6">noPermission: "%plugin_prefix% &amp;cYou don't have permission!"</text:p>
      <text:p text:style-name="P6">notRegistered: "%plugin_prefix% &amp;cThe player %name% is not Registered!"</text:p>
      <text:p text:style-name="P6">gemsAdded: "%plugin_prefix% &amp;f%amount% %gems% have been successfully added to %name%'s account!"</text:p>
      <text:p text:style-name="P6">gemsRemoved: "%plugin_prefix% &amp;f%amount% %gems% have been successfully removed from %name%'s account!"</text:p>
      <text:p text:style-name="P6">gemsAddedPlayer: "%plugin_prefix% &amp;f%amount% %gems% have been added to your account!"</text:p>
      <text:p text:style-name="P6">gemsRemovedPlayer: "%plugin_prefix% &amp;f%amount% %gems% have been removed from your account!"</text:p>
      <text:p text:style-name="P6">notEnoughGems: "%plugin_prefix% &amp;cNot enough %gems% &amp;cin %name%'s account!"</text:p>
      <text:p text:style-name="P6">gemsSet: "%plugin_prefix% &amp;aYou have successfully set %name%'s %gems% &amp;ato %amount% %gems%!"</text:p>
      <text:p text:style-name="P6">gemsSetPlayer: "%plugin_prefix% &amp;aYour %gems% &amp;ahave been set to &amp;f%amount% %gems%!"</text:p>
      <text:p text:style-name="P6">cantSetGems: "%plugin_prefix% &amp;cYou can't set %gems% &amp;cto a negative amount!"</text:p>
      <text:p text:style-name="P6">gemsPaid: "%plugin_prefix% &amp;aYou have successfully sent &amp;f%amount% %gems% &amp;ato &amp;f%name%'s &amp;aaccount!"</text:p>
      <text:p text:style-name="P6">gemsPaidPlayer: "%plugin_prefix% %name% has sent you &amp;f%amount% %gems%!"</text:p>
      <text:p text:style-name="P6">cantPayYourself: "%plugin_prefix% You cannot pay yourself!"[/code]</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roid Sans" svg:font-family="'Droid Sans', Arial, sans-serif"/>
    <style:font-face style:name="droid sans" svg:font-family="'droid sans', Arial, sans-serif"/>
    <style:font-face style:name="Arial2" svg:font-family="Arial" style:font-family-generic="swiss"/>
    <style:font-face style:name="droid sans1" svg:font-family="'droid sans', Arial, sans-serif" style:font-family-generic="swiss"/>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as Shreiner</meta:initial-creator>
    <meta:creation-date>2021-11-05T03:12:25.10</meta:creation-date>
    <dc:date>2021-11-05T03:54:30.03</dc:date>
    <dc:creator>Nicolas Shreiner</dc:creator>
    <meta:editing-duration>PT10M14S</meta:editing-duration>
    <meta:editing-cycles>2</meta:editing-cycles>
    <meta:generator>OpenOffice/4.1.10$Win32 OpenOffice.org_project/4110m2$Build-9807</meta:generator>
    <meta:document-statistic meta:table-count="0" meta:image-count="1" meta:object-count="0" meta:page-count="4" meta:paragraph-count="107" meta:word-count="716" meta:character-count="5439"/>
  </office:meta>
</office:document-meta>
</file>